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595959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2A6099"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3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000000"/>
      <style:text-properties fo:color="#00A933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float" office:value="280" table:style-name="ce1">
            <text:p>280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1"/>
          <table:table-cell table:number-columns-repeated="5" table:style-name="ce12"/>
          <table:table-cell table:number-columns-repeated="6" table:style-name="ce1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4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4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29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5">
            <text:p>B:</text:p>
          </table:table-cell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5">
            <text:p>B:</text:p>
          </table:table-cell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5">
            <text:p>B:</text:p>
          </table:table-cell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6" table:style-name="ce4"/>
          <table:table-cell table:number-columns-repeated="16369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5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6" table:style-name="ce8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9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log&gt;=3.44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4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6" table:style-name="ce8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keystoneauth1&gt;=3.3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c-lib&gt;=1.2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7.0</text:p>
          </table:table-cell>
          <table:table-cell office:value-type="string" table:style-name="ce1">
            <text:p>Apache-2.0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5"/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table:number-columns-repeated="16375" table:style-name="ce15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5">
            <text:p>A:</text:p>
          </table:table-cell>
          <table:table-cell office:value-type="string" table:style-name="ce15">
            <text:p>i6.24.1</text:p>
          </table:table-cell>
          <table:table-cell office:value-type="string" table:style-name="ce15">
            <text:p>Openstack-Placement</text:p>
          </table:table-cell>
          <table:table-cell office:value-type="string" table:style-name="ce15">
            <text:p>13.0.0</text:p>
          </table:table-cell>
          <table:table-cell office:value-type="string" table:style-name="ce16">
            <text:p>2025/Apr/02</text:p>
          </table:table-cell>
          <table:table-cell office:value-type="string" table:style-name="ce16">
            <text:p>OS svc prj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table:number-columns-repeated="16375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5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1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1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4" table:style-name="ce8"/>
          <table:table-cell table:number-columns-repeated="16369" table:style-name="ce1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4" table:style-name="ce8"/>
          <table:table-cell table:number-columns-repeated="16369" table:style-name="ce1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4" table:style-name="ce8"/>
          <table:table-cell table:number-columns-repeated="16369" table:style-name="ce1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4" table:style-name="ce8"/>
          <table:table-cell table:number-columns-repeated="16369" table:style-name="ce18"/>
        </table:table-row>
        <table:table-row table:style-name="ro1">
          <table:table-cell table:style-name="ce1"/>
          <table:table-cell office:value-type="string" table:style-name="ce1">
            <text:p>b10.13.24.13</text:p>
          </table:table-cell>
          <table:table-cell office:value-type="string" table:style-name="ce1">
            <text:p>lxml</text:p>
          </table:table-cell>
          <table:table-cell office:value-type="string" table:style-name="ce1">
            <text:p>6.0.0</text:p>
          </table:table-cell>
          <table:table-cell table:style-name="ce2"/>
          <table:table-cell office:value-type="string" table:style-name="ce2">
            <text:p>BLfS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lxml&gt;=4.5.0</text:p>
          </table:table-cell>
          <table:table-cell office:value-type="string" table:style-name="ce1">
            <text:p>BSD</text:p>
          </table:table-cell>
          <table:table-cell table:number-columns-repeated="4" table:style-name="ce1"/>
          <table:table-cell table:number-columns-repeated="16369" table:style-name="ce3"/>
        </table:table-row>
        <table:table-row table:style-name="ro1">
          <table:table-cell table:style-name="ce1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paramiko&gt;=2.7.1</text:p>
          </table:table-cell>
          <table:table-cell office:value-type="string" table:style-name="ce1">
            <text:p>LGPLv2.1+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python-neutronclient&gt;=7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websockify&gt;=0.9.0</text:p>
          </table:table-cell>
          <table:table-cell office:value-type="string" table:style-name="ce1">
            <text:p>LGPLv3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style-name="ce8"/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lo.rootwrap&gt;=5.15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lo.privsep&gt;=2.6.2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lo.versionedobjects&gt;=1.35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-brick&gt;=6.10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3"/>
          <table:table-cell table:number-columns-repeated="3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1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18"/>
        </table:table-row>
        <table:table-row table:style-name="ro1">
          <table:table-cell table:style-name="ce1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18"/>
        </table:table-row>
        <table:table-row table:number-rows-repeated="10467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01:31:41Z</dc:date>
    <meta:editing-cycles>425</meta:editing-cycles>
    <meta:editing-duration>PT112887S</meta:editing-duration>
    <meta:user-defined meta:name="AppVersion">16.0300</meta:user-defined>
  </office:meta>
</office:document-meta>
</file>